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paragraph-properties fo:margin-top="0in" fo:margin-bottom="0in" style:contextual-spacing="false"/>
    </style:style>
    <style:style style:name="P4" style:family="paragraph" style:parent-style-name="Preformatted_20_Text">
      <style:paragraph-properties fo:margin-top="0in" fo:margin-bottom="0.1965in" style:contextual-spacing="false"/>
    </style:style>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4"/>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ure! Here's a concise explanation of how the <text:span text:style-name="Source_20_Text">ft_printf</text:span> implementation works in the repository you provided. I'll break it down step by step:</text:p>
      <text:h text:style-name="Heading_20_3" text:outline-level="3">Overview</text:h>
      <text:p text:style-name="Text_20_body"><text:span text:style-name="Source_20_Text">ft_printf</text:span> is a custom implementation of the <text:span text:style-name="Source_20_Text">printf</text:span> function in C, which formats and prints output to <text:span text:style-name="Source_20_Text">stdout</text:span>. It mimics the behavior of the standard <text:span text:style-name="Source_20_Text">printf</text:span> but with a simplified version that handles basic format specifiers such as integers, strings, characters, and more.</text:p>
      <text:p text:style-name="Horizontal_20_Line"/>
      <text:h text:style-name="Heading_20_3" text:outline-level="3">High-Level Structure</text:h>
      <text:p text:style-name="Text_20_body">The main function you interact with is <text:span text:style-name="Source_20_Text">ft_printf</text:span>. The general flow looks like this:</text:p>
      <text:list text:style-name="L1">
        <text:list-item>
          <text:p text:style-name="P1"><text:span text:style-name="Strong_20_Emphasis">Initialization</text:span>: The <text:span text:style-name="Source_20_Text">ft_printf</text:span> function receives a format string (the format specifier) and optional arguments.</text:p>
        </text:list-item>
        <text:list-item>
          <text:p text:style-name="P1"><text:span text:style-name="Strong_20_Emphasis">Iterating over the format string</text:span>: <text:span text:style-name="Source_20_Text">ft_printf</text:span> goes through each character in the format string. If it encounters a percent sign (<text:span text:style-name="Source_20_Text">%</text:span>), it recognizes that a format specifier follows. It then processes this specifier to determine how to handle the corresponding argument.</text:p>
        </text:list-item>
        <text:list-item>
          <text:p text:style-name="P1"><text:span text:style-name="Strong_20_Emphasis">Argument Handling</text:span>: The function checks the specific format specifier (e.g., <text:span text:style-name="Source_20_Text">%d</text:span>, <text:span text:style-name="Source_20_Text">%s</text:span>) and calls the appropriate function to convert the argument to a string (if necessary). It then prints the resulting string to the standard output.</text:p>
        </text:list-item>
        <text:list-item>
          <text:p text:style-name="P1"><text:span text:style-name="Strong_20_Emphasis">Output</text:span>: The converted argument (or plain character, if no formatting is needed) is printed to the console using <text:span text:style-name="Source_20_Text">write</text:span> or <text:span text:style-name="Source_20_Text">putchar</text:span> equivalents.</text:p>
        </text:list-item>
      </text:list>
      <text:p text:style-name="Horizontal_20_Line"/>
      <text:h text:style-name="Heading_20_3" text:outline-level="3">Breakdown of the Code</text:h>
      <text:list text:style-name="L2">
        <text:list-item>
          <text:p text:style-name="P2"><text:span text:style-name="Strong_20_Emphasis"><text:span text:style-name="Source_20_Text">ft_printf</text:span></text:span><text:span text:style-name="Strong_20_Emphasis"> function</text:span>: This is the entry point where the format string and arguments are passed. It uses a loop to process the format string.</text:p>
          <text:list>
            <text:list-item>
              <text:p text:style-name="P3">It starts by initializing a variable (<text:span text:style-name="Source_20_Text">count</text:span>) to keep track of the number of characters printed. </text:p>
            </text:list-item>
            <text:list-item>
              <text:p text:style-name="P3">It iterates through the format string character by character. </text:p>
            </text:list-item>
            <text:list-item>
              <text:p text:style-name="P3">If it encounters a <text:span text:style-name="Source_20_Text">%</text:span> symbol, it processes the specifier that follows. For example, it checks whether it's an integer (<text:span text:style-name="Source_20_Text">%d</text:span>), string (<text:span text:style-name="Source_20_Text">%s</text:span>), character (<text:span text:style-name="Source_20_Text">%c</text:span>), etc. </text:p>
            </text:list-item>
            <text:list-item>
              <text:p text:style-name="P3">If it’s not a <text:span text:style-name="Source_20_Text">%</text:span>, it prints the current character as is. </text:p>
            </text:list-item>
          </text:list>
        </text:list-item>
        <text:list-item>
          <text:p text:style-name="P2"><text:span text:style-name="Strong_20_Emphasis">Format Specifiers</text:span>: The core of <text:span text:style-name="Source_20_Text">ft_printf</text:span> revolves around interpreting and converting arguments based on the format specifier. A few notable ones:</text:p>
          <text:list>
            <text:list-item>
              <text:p text:style-name="P3"><text:span text:style-name="Source_20_Text">%d</text:span> or <text:span text:style-name="Source_20_Text">%i</text:span>: Prints an integer. The integer is converted to a string using a function that handles negative numbers and different bases. </text:p>
            </text:list-item>
            <text:list-item>
              <text:p text:style-name="P3"><text:span text:style-name="Source_20_Text">%s</text:span>: Prints a string. The function simply writes each character of the string until it hits a null terminator (<text:span text:style-name="Source_20_Text">\0</text:span>). </text:p>
            </text:list-item>
            <text:list-item>
              <text:p text:style-name="P3"><text:span text:style-name="Source_20_Text">%c</text:span>: Prints a single character. </text:p>
            </text:list-item>
            <text:list-item>
              <text:p text:style-name="P3"><text:span text:style-name="Source_20_Text">%x</text:span> / <text:span text:style-name="Source_20_Text">%X</text:span>: Print a hexadecimal value, with <text:span text:style-name="Source_20_Text">x</text:span> for lowercase and <text:span text:style-name="Source_20_Text">X</text:span> for uppercase. </text:p>
            </text:list-item>
          </text:list>
        </text:list-item>
        <text:list-item>
          <text:p text:style-name="P2"><text:soft-page-break/><text:span text:style-name="Strong_20_Emphasis">Helper Functions</text:span>:</text:p>
          <text:list>
            <text:list-item>
              <text:p text:style-name="P3"><text:span text:style-name="Strong_20_Emphasis"><text:span text:style-name="Source_20_Text">ft_putnbr</text:span></text:span>: A function used to convert integers to strings. It handles both positive and negative integers by breaking the number down into digits and converting each to its ASCII equivalent. </text:p>
            </text:list-item>
            <text:list-item>
              <text:p text:style-name="P3"><text:span text:style-name="Strong_20_Emphasis"><text:span text:style-name="Source_20_Text">ft_putstr</text:span></text:span>: Prints a string to the console. </text:p>
            </text:list-item>
            <text:list-item>
              <text:p text:style-name="P3"><text:span text:style-name="Strong_20_Emphasis"><text:span text:style-name="Source_20_Text">ft_putchar</text:span></text:span>: Prints a single character to the console. </text:p>
            </text:list-item>
          </text:list>
        </text:list-item>
        <text:list-item>
          <text:p text:style-name="P2"><text:span text:style-name="Strong_20_Emphasis">Flags, Width, and Precision</text:span>: While this implementation supports basic specifiers, advanced formatting (like width or precision) is often omitted or handled more minimally compared to the standard <text:span text:style-name="Source_20_Text">printf</text:span>. The focus is mainly on basic type conversions (integers, strings, chars).</text:p>
        </text:list-item>
        <text:list-item>
          <text:p text:style-name="P2"><text:span text:style-name="Strong_20_Emphasis">Return Value</text:span>: The <text:span text:style-name="Source_20_Text">ft_printf</text:span> function returns the total number of characters printed (similar to the standard <text:span text:style-name="Source_20_Text">printf</text:span>), which is stored in the <text:span text:style-name="Source_20_Text">count</text:span> variable. This allows you to know how much output was produced.</text:p>
        </text:list-item>
      </text:list>
      <text:p text:style-name="Horizontal_20_Line"/>
      <text:h text:style-name="Heading_20_3" text:outline-level="3">Simplified Example</text:h>
      <text:p text:style-name="Text_20_body">For example, consider the following call to <text:span text:style-name="Source_20_Text">ft_printf</text:span>:</text:p>
      <text:p text:style-name="P4"><text:span text:style-name="Source_20_Text">ft_printf("Hello %s, number %d\n", "World", 42);</text:span></text:p>
      <text:list text:style-name="L3">
        <text:list-item>
          <text:p text:style-name="P5"><text:span text:style-name="Source_20_Text">ft_printf</text:span> starts processing the format string <text:span text:style-name="Source_20_Text">"Hello %s, number %d\n"</text:span>. </text:p>
        </text:list-item>
        <text:list-item>
          <text:p text:style-name="P5">It encounters the <text:span text:style-name="Source_20_Text">%s</text:span> specifier and calls <text:span text:style-name="Source_20_Text">ft_putstr</text:span> to print <text:span text:style-name="Source_20_Text">"World"</text:span>. </text:p>
        </text:list-item>
        <text:list-item>
          <text:p text:style-name="P5">It encounters the <text:span text:style-name="Source_20_Text">%d</text:span> specifier and calls <text:span text:style-name="Source_20_Text">ft_putnbr</text:span> to print the integer <text:span text:style-name="Source_20_Text">42</text:span>. </text:p>
        </text:list-item>
        <text:list-item>
          <text:p text:style-name="P6">Finally, the function returns the number of characters printed (in this case, 22). </text:p>
        </text:list-item>
      </text:list>
      <text:p text:style-name="Horizontal_20_Line"/>
      <text:h text:style-name="Heading_20_3" text:outline-level="3">Key Considerations</text:h>
      <text:list text:style-name="L4">
        <text:list-item>
          <text:p text:style-name="P7"><text:span text:style-name="Strong_20_Emphasis">Memory Management</text:span>: The implementation avoids dynamic memory allocation, relying on fixed-size buffers and simple printing functions like <text:span text:style-name="Source_20_Text">write</text:span>. </text:p>
        </text:list-item>
        <text:list-item>
          <text:p text:style-name="P8"><text:span text:style-name="Strong_20_Emphasis">Extensibility</text:span>: You can extend <text:span text:style-name="Source_20_Text">ft_printf</text:span> to support more specifiers or complex formatting options (like padding, flags, or precision), though this version focuses on the core functionality. </text:p>
        </text:list-item>
      </text:list>
      <text:p text:style-name="Horizontal_20_Line"/>
      <text:h text:style-name="Heading_20_3" text:outline-level="3">Conclusion</text:h>
      <text:p text:style-name="Text_20_body">In summary, <text:span text:style-name="Source_20_Text">ft_printf</text:span> in the provided repository implements a basic version of the <text:span text:style-name="Source_20_Text">printf</text:span> function in C, focusing on interpreting format specifiers and printing the corresponding arguments to the console. It uses helper functions for integer and string conversion and returns the total character count of printed output. While it's not as feature-rich as the standard <text:span text:style-name="Source_20_Text">printf</text:span>, it's an excellent starting point for understanding how to implement custom formatted printing in C.</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2T17:44:53.078046436</meta:creation-date>
    <dc:date>2024-12-02T17:50:17.178590046</dc:date>
    <meta:editing-duration>PT5M25S</meta:editing-duration>
    <meta:editing-cycles>1</meta:editing-cycles>
    <meta:document-statistic meta:table-count="0" meta:image-count="0" meta:object-count="0" meta:page-count="2" meta:paragraph-count="38" meta:word-count="699" meta:character-count="4387" meta:non-whitespace-character-count="3735"/>
    <meta:generator>LibreOffice/24.8.3.2$Linux_X86_64 LibreOffice_project/e14c9fdd1f585efcbb2c5363087a99d20928d522</meta:generator>
  </office:meta>
</office:document-meta>
</file>